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1.9791666666666667in"/>
    </style:style>
    <style:style style:name="co3" style:family="table-column">
      <style:table-column-properties fo:break-before="auto" style:column-width="3.4583333333333335in"/>
    </style:style>
    <style:style style:name="co4" style:family="table-column">
      <style:table-column-properties fo:break-before="auto" style:column-width="2.7604166666666665in"/>
    </style:style>
    <style:style style:name="co5" style:family="table-column">
      <style:table-column-properties fo:break-before="auto" style:column-width="3.6875in"/>
    </style:style>
    <style:style style:name="co6" style:family="table-column">
      <style:table-column-properties fo:break-before="auto" style:column-width="1.4479166666666667in"/>
    </style:style>
    <style:style style:name="co7" style:family="table-column">
      <style:table-column-properties fo:break-before="auto" style:column-width="0.6770833333333334in"/>
    </style:style>
    <style:style style:name="co8" style:family="table-column">
      <style:table-column-properties fo:break-before="auto" style:column-width="1.2604166269302368in"/>
    </style:style>
    <style:style style:name="co9" style:family="table-column">
      <style:table-column-properties fo:break-before="auto" style:column-width="6.354166666666667in"/>
    </style:style>
    <style:style style:name="co10" style:family="table-column">
      <style:table-column-properties fo:break-before="auto" style:column-width="11.40625in"/>
    </style:style>
    <style:style style:name="ro1" style:family="table-row">
      <style:table-row-properties style:row-height="0.21875in" fo:break-before="auto" style:use-optimal-row-height="false"/>
    </style:style>
    <style:style style:name="ro2" style:family="table-row">
      <style:table-row-properties style:row-height="1.0625in" fo:break-before="auto" style:use-optimal-row-height="false"/>
    </style:style>
    <style:style style:name="ro3" style:family="table-row">
      <style:table-row-properties style:row-height="0.6041666666666666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true"/>
    </style:style>
    <style:style style:name="ro6" style:family="table-row">
      <style:table-row-properties style:row-height="1.2604166666666667in" fo:break-before="auto" style:use-optimal-row-height="false"/>
    </style:style>
    <style:style style:name="ta1" style:family="table" style:master-page-name="PageStyle_5f_Sheet 1">
      <style:table-properties table:display="true" style:writing-mode="lr-tb"/>
    </style:style>
    <style:style style:name="ta2" style:family="table" style:master-page-name="PageStyle_5f_SMART_PARAMETER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Sheet 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number-columns-repeated="15" table:default-cell-style-name="ce15"/>
        <table:table-column table:style-name="co1" table:default-cell-style-name="ce15" table:number-columns-repeated="236"/>
        <table:table-row table:style-name="ro2">
          <table:table-cell table:style-name="ce21" office:value-type="string">
            <text:p>24.12.2013</text:p>
          </table:table-cell>
          <table:table-cell table:style-name="ce22" office:value-type="string">
            <text:p>Организация файловшых систем linux (ext2, ext3):  журналирование, супер-блоки, иноды, dentries. Схема с VFS, кэш запросов к устройствам сбрасывается командой sync.  Удаление файлов в ext2,ext3. ext3 проблема-удаляются ссылки на блоки в inode.(прямая, косвенная адресация). debugfs в еxt2 lsdel, поиск инода, восстановление, dumpfs номер инода, dd &gt; restored_file.г</text:p>
          </table:table-cell>
          <table:table-cell table:style-name="ce23" office:value-type="string">
            <text:p>Статья про восстанолвления винды, при помощи dd_rescue( с реверсным ходом) http://rlab.ru/doc/linuxharddatarecovery.html</text:p>
          </table:table-cell>
        </table:table-row>
        <table:table-row table:style-name="ro3">
          <table:table-cell table:style-name="ce21" office:value-type="string">
            <text:p>25.12.2013</text:p>
          </table:table-cell>
          <table:table-cell table:style-name="ce23" office:value-type="string">
            <text:p>MBR (считывание BIOS-ом первые 512b  (boot record)- и записть в RAM ( в адресс  0000:7C00 ) Прроверка сигнатуры 55ААh в конце сектора.

Структура MBR MS - 
область кода и служебных данных (446 байт)
область partition table (4 записи по 16 байт)
Сигнатура 55AAh (2 байта)
 в регистр DL запись номера активного диска 80h(откуда сектор списан)</text:p>
          </table:table-cell>
          <table:table-cell table:style-name="ce23" office:value-type="string">
            <text:p>Контроллеры совр. hdd используют LBA без необходимости учета геометрии дисков. Ранее CHS и Large</text:p>
          </table:table-cell>
          <table:table-cell table:style-name="ce23" office:value-type="string">
            <text:p>SMART параметры
http://www.ixbt.com/storage/hdd-smart-testing.shtml

Ненулевые значения:
атрибутов 01, 07, 195 — вызывают подозрения в «болезни» у некоторых моделей дисков;
атрибутов 10, 11, 188, 196, 199, 202 — вызывают подозрения у всех дисков;
и, атрибутов 05, 184, 187, 197, 198, 200 — прямо говорят о неполадках.</text:p>
          </table:table-cell>
          <table:table-cell table:style-name="ce23" office:value-type="string">
            <text:p>Ремап бэд секторов из резервной области. заплнение G-table - таблица дефектов. Софт-бэд, хард-бэд
Утилиты testdisk, dd, dd_rescue (ddrescue платная версия)</text:p>
          </table:table-cell>
        </table:table-row>
      </table:table>
      <table:table table:name="SMART_PARAMETERS" table:style-name="ta2" table:print="false">
        <office:forms form:automatic-focus="false" form:apply-design-mode="false"/>
        <table:table-column table:style-name="co8" table:default-cell-style-name="ce15" table:number-columns-repeated="3"/>
        <table:table-column table:style-name="co9" table:default-cell-style-name="ce15"/>
        <table:table-column table:style-name="co10" table:default-cell-style-name="ce15"/>
        <table:table-column table:style-name="co8" table:default-cell-style-name="ce15" table:number-columns-repeated="251"/>
        <table:table-row table:style-name="ro5">
          <table:table-cell/>
          <table:table-cell table:style-name="ce21" office:value-type="string">
            <text:p>Number, Name</text:p>
          </table:table-cell>
          <table:table-cell table:style-name="ce21" office:value-type="string">
            <text:p>Type</text:p>
          </table:table-cell>
          <table:table-cell table:style-name="ce21" office:value-type="string">
            <text:p>Description</text:p>
          </table:table-cell>
          <table:table-cell table:style-name="ce21" office:value-type="string">
            <text:p>Explonation</text:p>
          </table:table-cell>
        </table:table-row>
        <table:table-row table:style-name="ro5">
          <table:table-cell/>
          <table:table-cell table:style-name="ce23" office:value-type="string">
            <text:p>01 Raw Read Error Rate</text:p>
          </table:table-cell>
          <table:table-cell table:style-name="ce23" office:value-type="string">
            <text:p>текущий, может быть накапливающим для WD и старых Hitachi</text:p>
          </table:table-cell>
          <table:table-cell table:style-name="ce23" office:value-type="string">
            <text:p>содержит частоту возникновения ошибок при чтении с пластин</text:p>
          </table:table-cell>
          <table:table-cell table:style-name="ce23" office:value-type="string">
            <text:p>Для всех дисков Seagate, Samsung (начиная с семейства SpinPoint F1 (включительно)) и Fujitsu 2,5″ характерны огромные числа в этих полях.
Для остальных дисков Samsung и всех дисков WD в этом поле характерен 0.
Для дисков Hitachi в этом поле характерен 0 либо периодическое изменение поля в пределах от 0 до нескольких единиц.
Такие отличия обусловлены тем, что все жёсткие диски Seagate, некоторые Samsung и Fujitsu считают значения этих параметров не так, как WD, Hitachi и другие Samsung. При работе любого винчестера всегда возникают ошибки такого рода, и он преодолевает их самостоятельно, это нормально, просто на дисках, которые в этом поле содержат 0 или небольшое число, производитель не счёл нужным указывать истинное количество этих ошибок.
Таким образом, ненулевой параметр на дисках WD и Samsung до SpinPoint F1 (не включительно) и большое значение параметра на дисках Hitachi могут указывать на аппаратные проблемы с диском. Необходимо учитывать, что утилиты могут отображать несколько значений, содержащихся в поле RAW этого атрибута, как одно, и оно будет выглядеть весьма большим, хоть это и будет неверно (подробности см. ниже).
На дисках Seagate, Samsung (SpinPoint F1 и новее) и Fujitsu на этот атрибут можно не обращать внимания.</text:p>
          </table:table-cell>
        </table:table-row>
        <table:table-row table:style-name="ro5">
          <table:table-cell/>
          <table:table-cell table:style-name="ce23" office:value-type="string">
            <text:p>02 Throughput Performance</text:p>
          </table:table-cell>
          <table:table-cell table:style-name="ce23" office:value-type="string">
            <text:p>текущий</text:p>
          </table:table-cell>
          <table:table-cell table:style-name="ce23" office:value-type="string">
            <text:p>содержит значение средней производительности диска и измеряется в каких-то «попугаях». Обычно его ненулевое значение отмечается на винчестерах Hitachi. На них он может изменяться после изменения параметров ААМ, а может и сам по себе по неизвестному алгоритму</text:p>
          </table:table-cell>
          <table:table-cell table:style-name="ce23" office:value-type="string">
            <text:p>Параметр не даёт никакой информации пользователю и не говорит ни о какой опасности при любом своём значении.</text:p>
          </table:table-cell>
        </table:table-row>
        <table:table-row table:style-name="ro5">
          <table:table-cell/>
          <table:table-cell table:style-name="ce23" office:value-type="string">
            <text:p>03 Spin-Up Time</text:p>
          </table:table-cell>
          <table:table-cell table:style-name="ce23" office:value-type="string">
            <text:p>текущий</text:p>
          </table:table-cell>
          <table:table-cell table:style-name="ce23" office:value-type="string">
            <text:p>содержит время, за которое шпиндель диска в последний раз разогнался из состояния покоя до номинальной скорости. Может содержать два значения — последнее и, например, минимальное время раскрутки. Может измеряться в миллисекундах, десятках миллисекунд и т. п. — это зависит от производителя и модели диска</text:p>
          </table:table-cell>
          <table:table-cell table:style-name="ce23" office:value-type="string">
            <text:p>Время разгона может различаться у разных дисков (причём у дисков одного производителя тоже) в зависимости от тока раскрутки, массы блинов, номинальной скорости шпинделя и т. п.
Кстати, винчестеры Fujitsu всегда имеют единицу в этом поле в случае отсутствия проблем с раскруткой шпинделя.
Практически ничего не говорит о здоровье диска, поэтому при оценке состояния винчестера на параметр можно не обращать внимания.</text:p>
          </table:table-cell>
        </table:table-row>
        <table:table-row table:style-name="ro5">
          <table:table-cell/>
          <table:table-cell table:style-name="ce23" office:value-type="string">
            <text:p>04 Number of Spin-Up Times (Start/Stop Count)</text:p>
          </table:table-cell>
          <table:table-cell table:style-name="ce23" office:value-type="string">
            <text:p>накапливающий</text:p>
          </table:table-cell>
          <table:table-cell table:style-name="ce23" office:value-type="string">
            <text:p>содержит количество раз включения диска. Бывает ненулевым на только что купленном диске, находившемся в запаянной упаковке, что может говорить о тестировании диска на заводе. Или ещё о чём-то, мне не известном :)</text:p>
          </table:table-cell>
          <table:table-cell table:style-name="ce23" office:value-type="string">
            <text:p>При оценке здоровья не обращайте на атрибут внимания.</text:p>
          </table:table-cell>
        </table:table-row>
        <table:table-row table:style-name="ro6">
          <table:table-cell/>
          <table:table-cell table:style-name="ce23" office:value-type="string">
            <text:p>05 Reallocated Sector Count</text:p>
          </table:table-cell>
          <table:table-cell table:style-name="ce23" office:value-type="string">
            <text:p>накапливающий</text:p>
          </table:table-cell>
          <table:table-cell table:style-name="ce23" office:value-type="string">
            <text:p>содержит количество секторов, переназначенных винчестером в резервную область. Практически ключевой параметр в оценке состояния</text:p>
          </table:table-cell>
          <table:table-cell table:style-name="ce23" office:value-type="string">
            <text:p>Поясним, что вообще такое «переназначенный сектор». Когда диск в процессе работы натыкается на нечитаемый/плохо читаемый/незаписываемый/плохо записываемый сектор, он может посчитать его невосполнимо повреждённым. Специально для таких случаев производитель предусматривает на каждом диске (на каких-то моделях — в центре (логическом конце) диска, на каких-то — в конце каждого трека и т. д.) резервную область. При наличии повреждённого сектора диск помечает его как нечитаемый и использует вместо него сектор в резервной области, сделав соответствующие пометки в специальном списке дефектов поверхности — G-list. Такая операция по назначению нового сектора на роль старого называется remap (ремап) либо переназначение, а используемый вместо повреждённого сектор — переназначенным. Новый сектор получает логический номер LBA старого, и теперь при обращении ПО к сектору с этим номером (программы же не знают ни о каких переназначениях!) запрос будет перенаправляться в резервную область.
Таким образом, хоть сектор и вышел из строя, объём диска не изменяется. Понятно, что не изменяется он до поры до времени, т. к. объём резервной области не бесконечен. Однако резервная область вполне может содержать несколько тысяч секторов, и допустить, чтобы она закончилась, будет весьма безответственно — диск нужно будет заменить задолго до этого.
Кстати, ремонтники говорят, что диски Samsung очень часто ни в какую не хотят выполнять переназначение секторов.
На счёт этого атрибута мнения разнятся. Лично я считаю, что если он достиг 10, диск нужно обязательно менять — ведь это означает прогрессирующий процесс деградации состояния поверхности либо блинов, либо головок, либо чего-то ещё аппаратного, и остановить этот процесс возможности уже нет. Кстати, по сведениям лиц, приближенных к Hitachi, сама Hitachi считает диск подлежащим замене, когда на нём находится уже 5 переназначенных секторов. Другой вопрос, официальная ли эта информация, и следуют ли этому мнению сервис-центры. Что-то мне подсказывает, что нет :)
Другое дело, что сотрудники сервис-центров могут отказываться признавать диск неисправным, если фирменная утилита производителя диска пишет что-то вроде «S.M.A.R.T. Status: Good» или значения Value либо Worst атрибута будут больше Threshold (собственно, по такому критерию может оценивать и сама утилита производителя). И формально они будут правы. Но кому нужен диск с постоянным ухудшением его аппаратных компонентов, даже если такое ухудшение соответствует природе винчестера, а технология производства жёстких дисков старается минимизировать его последствия, выделяя, например, резервную область?</text:p>
          </table:table-cell>
        </table:table-row>
        <table:table-row table:style-name="ro5">
          <table:table-cell/>
          <table:table-cell table:style-name="ce23" office:value-type="string">
            <text:p>07 Seek Error Rate</text:p>
          </table:table-cell>
          <table:table-cell table:style-name="ce23" office:value-type="string">
            <text:p>текущий</text:p>
          </table:table-cell>
          <table:table-cell table:style-name="ce23" office:value-type="string">
            <text:p>содержит частоту возникновения ошибок при позиционировании блока магнитных головок (БМГ)</text:p>
          </table:table-cell>
          <table:table-cell table:style-name="ce23" office:value-type="string">
            <text:p>Описание формирования этого атрибута почти полностью совпадает с описанием для атрибута 01 Raw Read Error Rate, за исключением того, что для винчестеров Hitachi нормальным значением поля RAW является только 0.
Таким образом, на атрибут на дисках Seagate, Samsung SpinPoint F1 и новее и Fujitsu 2,5″ не обращайте внимания, на остальных моделях Samsung, а также на всех WD и Hitachi ненулевое значение свидетельствует о проблемах, например, с подшипником и т. п.</text:p>
          </table:table-cell>
        </table:table-row>
        <table:table-row table:style-name="ro5">
          <table:table-cell/>
          <table:table-cell table:style-name="ce23" office:value-type="string">
            <text:p>08 Seek Time Performance</text:p>
          </table:table-cell>
          <table:table-cell table:style-name="ce23" office:value-type="string">
            <text:p>текущий</text:p>
          </table:table-cell>
          <table:table-cell table:style-name="ce23" office:value-type="string">
            <text:p>содержит среднюю производительность операций позиционирования головок, измеряется в «попугаях». Как и параметр 02 Throughput Performance, ненулевое значение обычно отмечается на дисках Hitachi и может изменяться после изменения параметров ААМ, а может и само по себе по неизвестному алгоритму</text:p>
          </table:table-cell>
          <table:table-cell table:style-name="ce23" office:value-type="string">
            <text:p>Не даёт никакой информации пользователю и не говорит ни о какой опасности при любом своём значении.</text:p>
          </table:table-cell>
        </table:table-row>
        <table:table-row table:style-name="ro5">
          <table:table-cell/>
          <table:table-cell table:style-name="ce23" office:value-type="string">
            <text:p>09 Power On Hours Count (Power-on Time)</text:p>
          </table:table-cell>
          <table:table-cell table:style-name="ce23" office:value-type="string">
            <text:p>накапливающий</text:p>
          </table:table-cell>
          <table:table-cell table:style-name="ce23" office:value-type="string">
            <text:p>содержит среднюю производительность операций позиционирования головок, измеряется в «попугаях». Как и параметр 02 Throughput Performance, ненулевое значение обычно отмечается на дисках Hitachi и может изменяться после изменения параметров ААМ, а может и само по себе по неизвестному алгоритму</text:p>
          </table:table-cell>
          <table:table-cell table:style-name="ce23" office:value-type="string">
            <text:p>Не даёт никакой информации пользователю и не говорит ни о какой опасности при любом своём значении.</text:p>
          </table:table-cell>
        </table:table-row>
        <table:table-row table:style-name="ro5">
          <table:table-cell/>
          <table:table-cell table:style-name="ce23" office:value-type="string">
            <text:p>10 (0А — в шестнадцатеричной системе счисления) Spin Retry Count</text:p>
          </table:table-cell>
          <table:table-cell table:style-name="ce23" office:value-type="string">
            <text:p>накапливающий</text:p>
          </table:table-cell>
          <table:table-cell table:style-name="ce23" office:value-type="string">
            <text:p>содержит количество повторов запуска шпинделя, если первая попытка оказалась неудачной</text:p>
          </table:table-cell>
          <table:table-cell table:style-name="ce23" office:value-type="string">
            <text:p>О здоровье диска чаще всего не говорит.
Основные причины увеличения параметра — плохой контакт диска с БП или невозможность БП выдать нужный ток в линию питания диска.
В идеале должен быть равен 0. При значении атрибута, равном 1-2, внимания можно не обращать. Если значение больше, в первую очередь следует обратить пристальное внимание на состояние блока питания, его качество, нагрузку на него, проверить контакт винчестера с кабелем питания, проверить сам кабель питания.
Наверняка диск может стартовать не сразу из-за проблем с ним самим, но такое бывает очень редко, и такую возможность нужно рассматривать в последнюю очередь.</text:p>
          </table:table-cell>
        </table:table-row>
        <table:table-row table:style-name="ro5">
          <table:table-cell/>
          <table:table-cell table:style-name="ce23" office:value-type="string">
            <text:p>Атрибут: 11 (0B) Calibration Retry Count (Recalibration Retries)</text:p>
          </table:table-cell>
          <table:table-cell table:style-name="ce23" office:value-type="string">
            <text:p>накапливающий</text:p>
          </table:table-cell>
          <table:table-cell table:style-name="ce23" office:value-type="string">
            <text:p>содержит количество повторных попыток сброса накопителя (установки БМГ на нулевую дорожку) при неудачной первой попытке</text:p>
          </table:table-cell>
          <table:table-cell table:style-name="ce23" office:value-type="string">
            <text:p>Ненулевое, а особенно растущее значение параметра может означать проблемы с диском.</text:p>
          </table:table-cell>
        </table:table-row>
        <table:table-row table:style-name="ro5">
          <table:table-cell/>
          <table:table-cell table:style-name="ce23" office:value-type="string">
            <text:p>Атрибут: 12 (0C) Power Cycle Count</text:p>
          </table:table-cell>
          <table:table-cell table:style-name="ce23" office:value-type="string">
            <text:p>накапливающий</text:p>
          </table:table-cell>
          <table:table-cell table:style-name="ce23" office:value-type="string">
            <text:p>содержит количество полных циклов «включение-отключение» диска</text:p>
          </table:table-cell>
          <table:table-cell table:style-name="ce23" office:value-type="string">
            <text:p>Не связан с состоянием диска.</text:p>
          </table:table-cell>
        </table:table-row>
        <table:table-row table:style-name="ro5">
          <table:table-cell/>
          <table:table-cell table:style-name="ce23" office:value-type="string">
            <text:p>Атрибут: 183 (B7) SATA Downshift Error Count</text:p>
          </table:table-cell>
          <table:table-cell table:style-name="ce23" office:value-type="string">
            <text:p>накапливающий</text:p>
          </table:table-cell>
          <table:table-cell table:style-name="ce23" office:value-type="string">
            <text:p>содержит количество неудачных попыток понижения режима SATA. Суть в том, что винчестер, работающий в режимах SATA 3 Гбит/с или 6 Гбит/с (и что там дальше будет в будущем), по какой-то причине (например, из-за ошибок) может попытаться «договориться» с дисковым контроллером о менее скоростном режиме (например, SATA 1,5 Гбит/с или 3 Гбит/с соответственно). В случае «отказа» контроллера изменять режим диск увеличивает значение атрибута</text:p>
          </table:table-cell>
          <table:table-cell table:style-name="ce23" office:value-type="string">
            <text:p>Не говорит о здоровье накопителя.</text:p>
          </table:table-cell>
        </table:table-row>
        <table:table-row table:style-name="ro5">
          <table:table-cell/>
          <table:table-cell table:style-name="ce23" office:value-type="string">
            <text:p>Атрибут: 184 (B8) End-to-End Error</text:p>
          </table:table-cell>
          <table:table-cell table:style-name="ce23" office:value-type="string">
            <text:p>накапливающий</text:p>
          </table:table-cell>
          <table:table-cell table:style-name="ce23" office:value-type="string">
            <text:p>содержит количество ошибок, возникших при передаче данных через кэш винчестера</text:p>
          </table:table-cell>
          <table:table-cell table:style-name="ce23" office:value-type="string">
            <text:p>Ненулевое значение указывает на проблемы с диском.</text:p>
          </table:table-cell>
        </table:table-row>
        <table:table-row table:style-name="ro5">
          <table:table-cell/>
          <table:table-cell table:style-name="ce23" office:value-type="string">
            <text:p>Атрибут: 187 (BB) Reported Uncorrected Sector Count (UNC Error)</text:p>
          </table:table-cell>
          <table:table-cell table:style-name="ce23" office:value-type="string">
            <text:p>накапливающий</text:p>
          </table:table-cell>
          <table:table-cell table:style-name="ce23" office:value-type="string">
            <text:p>содержит количество операций, выполнение которых было отменено из-за превышения максимально допустимого времени ожидания отклика</text:p>
          </table:table-cell>
          <table:table-cell table:style-name="ce23" office:value-type="string">
            <text:p>содержит количество секторов, которые были признаны кандидатами на переназначение (см. атрибут 197) за всю историю жизни диска. Причём если сектор становится кандидатом повторно, значение атрибута тоже увеличивается</text:p>
          </table:table-cell>
        </table:table-row>
        <table:table-row table:style-name="ro5">
          <table:table-cell/>
          <table:table-cell table:style-name="ce23" office:value-type="string">
            <text:p>Атрибут: 189 (BD) High Fly Writes</text:p>
          </table:table-cell>
          <table:table-cell table:style-name="ce23" office:value-type="string">
            <text:p>накапливающий</text:p>
          </table:table-cell>
          <table:table-cell table:style-name="ce23" office:value-type="string">
            <text:p>содержит количество зафиксированных случаев записи при высоте полета головки выше рассчитанной — скорее всего, из-за внешних воздействий, например вибрации</text:p>
          </table:table-cell>
          <table:table-cell table:style-name="ce23" office:value-type="string">
            <text:p>Для того чтобы сказать, почему происходят такие случаи, нужно уметь анализировать логи S.M.A.R.T., которые содержат специфичную для каждого производителя информацию, что на сегодняшний день не реализовано в общедоступном ПО — следовательно, на атрибут можно не обращать внимания.</text:p>
          </table:table-cell>
        </table:table-row>
        <table:table-row table:style-name="ro5">
          <table:table-cell/>
          <table:table-cell table:style-name="ce23" office:value-type="string">
            <text:p>Атрибут: 190 (BE) Airflow Temperature</text:p>
          </table:table-cell>
          <table:table-cell table:style-name="ce23" office:value-type="string">
            <text:p>текущий</text:p>
          </table:table-cell>
          <table:table-cell table:style-name="ce23" office:value-type="string">
            <text:p>содержит температуру винчестера для дисков Hitachi, Samsung, WD и значение «100 − [RAW-значение атрибута 194]» для Seagate</text:p>
          </table:table-cell>
          <table:table-cell table:style-name="ce23" office:value-type="string">
            <text:p>Не говорит о состоянии диска.</text:p>
          </table:table-cell>
        </table:table-row>
        <table:table-row table:style-name="ro5">
          <table:table-cell/>
          <table:table-cell table:style-name="ce23" office:value-type="string">
            <text:p>Атрибут: 191 (BF) G-Sensor Shock Count (Mechanical Shock)</text:p>
          </table:table-cell>
          <table:table-cell table:style-name="ce23" office:value-type="string">
            <text:p>накапливающий</text:p>
          </table:table-cell>
          <table:table-cell table:style-name="ce23" office:value-type="string">
            <text:p>содержит количество критических ускорений, зафиксированных электроникой диска, которым подвергался накопитель и которые превышали допустимые. Обычно это происходит при ударах, падениях и т. п.</text:p>
          </table:table-cell>
          <table:table-cell table:style-name="ce23" office:value-type="string">
            <text:p>Актуален для мобильных винчестеров. На дисках Samsung на него часто можно не обращать внимания, т. к. они могут иметь очень чувствительный датчик, который, образно говоря, реагирует чуть ли не на движение воздуха от крыльев пролетающей в одном помещении с диском мухи.
Вообще срабатывание датчика не является признаком удара. Может расти даже от позиционирования БМГ самим диском, особенно если его не закрепить. Основное назначение датчика — прекратить операцию записи при вибрациях, чтобы избежать ошибок.
Не говорит о здоровье диска.</text:p>
          </table:table-cell>
        </table:table-row>
        <table:table-row table:style-name="ro5">
          <table:table-cell/>
          <table:table-cell table:style-name="ce23" office:value-type="string">
            <text:p>192 (С0) Power Off Retract Count (Emergency Retry Count)</text:p>
          </table:table-cell>
          <table:table-cell table:style-name="ce23" office:value-type="string">
            <text:p>накапливающий</text:p>
          </table:table-cell>
          <table:table-cell table:style-name="ce23" office:value-type="string">
            <text:p>для разных винчестеров может содержать одну из следующих двух характеристик: либо суммарное количество парковок БМГ диска в аварийных ситуациях (по сигналу от вибродатчика, обрыву/понижению питания и т. п.), либо суммарное количество циклов включения/выключения питания диска (характерно для современных WD и Hitachi)</text:p>
          </table:table-cell>
          <table:table-cell table:style-name="ce23" office:value-type="string">
            <text:p>Не позволяет судить о состоянии диска.</text:p>
          </table:table-cell>
        </table:table-row>
        <table:table-row table:style-name="ro5">
          <table:table-cell/>
          <table:table-cell table:style-name="ce23" office:value-type="string">
            <text:p>193 (С1) Load/Unload Cycle Count</text:p>
          </table:table-cell>
          <table:table-cell table:style-name="ce23" office:value-type="string">
            <text:p>накапливающий</text:p>
          </table:table-cell>
          <table:table-cell table:style-name="ce23" office:value-type="string">
            <text:p>содержит количество полных циклов парковки/распарковки БМГ. Анализ этого атрибута — один из способов определить, включена ли на диске функция автоматической парковки (столь любимая, например, компанией Western Digital): если его содержимое превосходит (обычно — многократно) содержимое атрибута 09 — счётчик отработанных часов, — то парковка включена</text:p>
          </table:table-cell>
          <table:table-cell table:style-name="ce23" office:value-type="string">
            <text:p>Не говорит о здоровье диска.</text:p>
          </table:table-cell>
        </table:table-row>
        <table:table-row table:style-name="ro5">
          <table:table-cell/>
          <table:table-cell table:style-name="ce23" office:value-type="string">
            <text:p>194 (С2) Temperature (HDA Temperature, HDD Temperature)</text:p>
          </table:table-cell>
          <table:table-cell table:style-name="ce23" office:value-type="string">
            <text:p>текущий/накапливающий</text:p>
          </table:table-cell>
          <table:table-cell table:style-name="ce23" office:value-type="string">
            <text:p>содержит текущую температуру диска. Температура считывается с датчика, который на разных моделях может располагаться в разных местах. Поле вместе с текущей также может содержать максимальную и минимальную температуры, зафиксированные за всё время эксплуатации винчестера</text:p>
          </table:table-cell>
          <table:table-cell table:style-name="ce23" office:value-type="string">
            <text:p>О состоянии диска атрибут не говорит, но позволяет контролировать один из важнейших параметров. Моё мнение: при работе старайтесь не допускать повышения температуры винчестера выше 50 градусов, хоть производителем обычно и декларируется максимальный предел температуры в 55-60 градусов.</text:p>
          </table:table-cell>
        </table:table-row>
        <table:table-row table:style-name="ro5">
          <table:table-cell/>
          <table:table-cell table:style-name="ce23" office:value-type="string">
            <text:p>195 (С3) Hardware ECC Recovered</text:p>
          </table:table-cell>
          <table:table-cell table:style-name="ce23" office:value-type="string">
            <text:p>накапливающий</text:p>
          </table:table-cell>
          <table:table-cell table:style-name="ce23" office:value-type="string">
            <text:p>содержит количество ошибок, которые были скорректированы аппаратными средствами ECC диска</text:p>
          </table:table-cell>
          <table:table-cell table:style-name="ce23" office:value-type="string">
            <text:p>Особенности, присущие этому атрибуту на разных дисках, полностью соответствуют таковым атрибутов 01 и 07.</text:p>
          </table:table-cell>
        </table:table-row>
        <table:table-row table:style-name="ro5">
          <table:table-cell/>
          <table:table-cell table:style-name="ce23" office:value-type="string">
            <text:p>196 (С4) Reallocated Event Count</text:p>
          </table:table-cell>
          <table:table-cell table:style-name="ce23" office:value-type="string">
            <text:p>накапливающий</text:p>
          </table:table-cell>
          <table:table-cell table:style-name="ce23" office:value-type="string">
            <text:p>содержит количество операций переназначения секторов</text:p>
          </table:table-cell>
          <table:table-cell table:style-name="ce23" office:value-type="string">
            <text:p>Косвенно говорит о здоровье диска. Чем больше значение — тем хуже. Однако нельзя однозначно судить о здоровье диска по этому параметру, не рассматривая другие атрибуты.
Этот атрибут непосредственно связан с атрибутом 05. При росте 196 чаще всего растёт и 05. Если при росте атрибута 196 атрибут 05 не растёт, значит, при попытке ремапа кандидат в бэд-блоки оказался софт-бэдом (подробности см. ниже), и диск исправил его, так что сектор был признан здоровым, и в переназначении не было необходимости.
Если атрибут 196 меньше атрибута 05, значит, во время некоторых операций переназначения выполнялся перенос нескольких повреждённых секторов за один приём.
Если атрибут 196 больше атрибута 05, значит, при некоторых операциях переназначения были обнаружены исправленные впоследствии софт-бэды.</text:p>
          </table:table-cell>
        </table:table-row>
        <table:table-row table:style-name="ro5">
          <table:table-cell/>
          <table:table-cell table:style-name="ce23" office:value-type="string">
            <text:p>197 (С5) Current Pending Sector Count</text:p>
          </table:table-cell>
          <table:table-cell table:style-name="ce23" office:value-type="string">
            <text:p>текущий</text:p>
          </table:table-cell>
          <table:table-cell table:style-name="ce23" office:value-type="string">
            <text:p>содержит количество секторов-кандидатов на переназначение в резервную область</text:p>
          </table:table-cell>
          <table:table-cell table:style-name="ce23" office:value-type="string">
            <text:p>Натыкаясь в процессе работы на «нехороший» сектор (например, контрольная сумма сектора не соответствует данным в нём), диск помечает его как кандидат на переназначение, заносит его в специальный внутренний список и увеличивает параметр 197. Из этого следует, что на диске могут быть повреждённые секторы, о которых он ещё не знает — ведь на пластинах вполне могут быть области, которые винчестер какое-то время не использует.
При попытке записи в сектор диск сначала проверяет, не находится ли этот сектор в списке кандидатов. Если сектор там не найден, запись проходит обычным порядком. Если же найден, проводится тестирование этого сектора записью-чтением. Если все тестовые операции проходят нормально, то диск считает, что сектор исправен. (Т. е. был т. н. «софт-бэд» — ошибочный сектор возник не по вине диска, а по иным причинам: например, в момент записи информации отключилось электричество, и диск прервал запись, запарковав БМГ. В итоге данные в секторе окажутся недописанными, а контрольная сумма сектора, зависящая от данных в нём, вообще останется старой. Налицо будет расхождение между нею и данными в секторе.) В таком случае диск проводит изначально запрошенную запись и удаляет сектор из списка кандидатов. При этом атрибут 197 уменьшается, также возможно увеличение атрибута 196.
Если же тестирование заканчивается неудачей, диск выполняет операцию переназначения, уменьшая атрибут 197, увеличивая 196 и 05, а также делает пометки в G-list.
Итак, ненулевое значение параметра говорит о неполадках (правда, не может сказать о том, в само́м ли диске проблема).
При ненулевом значении нужно обязательно запустить в программах Victoria или MHDD последовательное чтение всей поверхности с опцией remap. Тогда при сканировании диск обязательно наткнётся на плохой сектор и попытается произвести запись в него (в случае Victoria 3.5 и опции Advanced remap — диск будет пытаться записать сектор до 10 раз). Таким образом программа спровоцирует «лечение» сектора, и в итоге сектор будет либо исправлен, либо переназначен.</text:p>
          </table:table-cell>
        </table:table-row>
        <table:table-row table:style-name="ro5">
          <table:table-cell/>
          <table:table-cell table:style-name="ce23" office:value-type="string">
            <text:p>198 (С6) Offline Uncorrectable Sector Count (Uncorrectable Sector Count)</text:p>
          </table:table-cell>
          <table:table-cell table:style-name="ce23" office:value-type="string">
            <text:p>текущий</text:p>
          </table:table-cell>
          <table:table-cell table:style-name="ce23" office:value-type="string">
            <text:p>означает то же самое, что и атрибут 197, но отличие в том, что данный атрибут содержит количество секторов-кандидатов, обнаруженных при одном из видов самотестирования диска — оффлайн-тестировании, которое диск запускает в простое в соответствии с параметрами, заданными прошивкой</text:p>
          </table:table-cell>
          <table:table-cell table:style-name="ce23" office:value-type="string">
            <text:p>Параметр этот изменяется только под воздействием оффлайн-тестирования, никакие сканирования программами на него не влияют. При операциях во время самотестирования поведение атрибута такое же, как и атрибута 197.
Ненулевое значение говорит о неполадках на диске (точно так же, как и 197, не конкретизируя, кто виноват).</text:p>
          </table:table-cell>
        </table:table-row>
        <table:table-row table:style-name="ro5">
          <table:table-cell/>
          <table:table-cell table:style-name="ce23" office:value-type="string">
            <text:p>199 (С7) UltraDMA CRC Error Count</text:p>
          </table:table-cell>
          <table:table-cell table:style-name="ce23" office:value-type="string">
            <text:p>накапливающий</text:p>
          </table:table-cell>
          <table:table-cell table:style-name="ce23" office:value-type="string">
            <text:p>содержит количество ошибок, возникших при передаче по интерфейсному кабелю в режиме UltraDMA (или его эмуляции винчестерами SATA) от материнской платы или дискретного контроллера контроллеру диска</text:p>
          </table:table-cell>
          <table:table-cell table:style-name="ce23" office:value-type="string">
            <text:p>В подавляющем большинстве случаев причинами ошибок становятся некачественный шлейф передачи данных, разгон шин PCI/PCI-E компьютера либо плохой контакт в SATA-разъёме на диске или на материнской плате/контроллере.
Ошибки при передаче по интерфейсу и, как следствие, растущее значение атрибута могут приводить к переключению операционной системой режима работы канала, на котором находится накопитель, в режим PIO, что влечёт резкое падение скорости чтения/записи при работе с ним и загрузку процессора до 100% (видно в Диспетчере задач Windows).
В случае винчестеров Hitachi серий Deskstar 7К3000 и 5К3000 растущий атрибут может говорить о несовместимости диска и SATA-контроллера. Чтобы исправить ситуацию, нужно принудительно переключить такой диск в режим SATA 3 Гбит/с.
Моё мнение: при наличии ошибок — переподключите кабель с обоих концов; если их количество растёт и оно больше 10 — выбрасывайте шлейф и ставьте вместо него новый или снимайте разгон.
Можно считать, что о здоровье диска атрибут не говорит.</text:p>
          </table:table-cell>
        </table:table-row>
        <table:table-row table:style-name="ro5">
          <table:table-cell/>
          <table:table-cell table:style-name="ce23" office:value-type="string">
            <text:p>200 (С8) Write Error Rate (MultiZone Error Rate)</text:p>
          </table:table-cell>
          <table:table-cell table:style-name="ce23" office:value-type="string">
            <text:p>текущий</text:p>
          </table:table-cell>
          <table:table-cell table:style-name="ce23" office:value-type="string">
            <text:p>содержит частоту возникновения ошибок при записи</text:p>
          </table:table-cell>
          <table:table-cell table:style-name="ce23" office:value-type="string">
            <text:p>Ненулевое значение говорит о проблемах с диском — в частности, у дисков WD большие цифры могут означать «умирающие» головки.</text:p>
          </table:table-cell>
        </table:table-row>
        <table:table-row table:style-name="ro5">
          <table:table-cell/>
          <table:table-cell table:style-name="ce23" office:value-type="string">
            <text:p>201 (С9) Soft Read Error Rate</text:p>
          </table:table-cell>
          <table:table-cell table:style-name="ce23" office:value-type="string">
            <text:p>текущий</text:p>
          </table:table-cell>
          <table:table-cell table:style-name="ce23" office:value-type="string">
            <text:p>содержит частоту возникновения ошибок чтения, произошедших по вине программного обеспечения</text:p>
          </table:table-cell>
          <table:table-cell table:style-name="ce23" office:value-type="string">
            <text:p>Влияние на здоровье неизвестно.</text:p>
          </table:table-cell>
        </table:table-row>
        <table:table-row table:style-name="ro5">
          <table:table-cell/>
          <table:table-cell table:style-name="ce23" office:value-type="string">
            <text:p>202 (СА) Data Address Mark Error</text:p>
          </table:table-cell>
          <table:table-cell table:style-name="ce23" office:value-type="string">
            <text:p>неизвестно</text:p>
          </table:table-cell>
          <table:table-cell table:style-name="ce23" office:value-type="string">
            <text:p>содержание атрибута — загадка, но проанализировав различные диски, могу констатировать, что ненулевое значение — это плохо</text:p>
          </table:table-cell>
        </table:table-row>
        <table:table-row table:style-name="ro5">
          <table:table-cell/>
          <table:table-cell table:style-name="ce23" office:value-type="string">
            <text:p>203 (CB) Run Out Cancel</text:p>
          </table:table-cell>
          <table:table-cell table:style-name="ce23" office:value-type="string">
            <text:p>текущий</text:p>
          </table:table-cell>
          <table:table-cell table:style-name="ce23" office:value-type="string">
            <text:p>одержит количество ошибок ECC</text:p>
          </table:table-cell>
          <table:table-cell table:style-name="ce23" office:value-type="string">
            <text:p>Влияние на здоровье неизвестно.</text:p>
          </table:table-cell>
        </table:table-row>
        <table:table-row table:style-name="ro5">
          <table:table-cell/>
          <table:table-cell table:style-name="ce23" office:value-type="string">
            <text:p>220 (DC) Disk Shift</text:p>
          </table:table-cell>
          <table:table-cell table:style-name="ce23" office:value-type="string">
            <text:p>текущий</text:p>
          </table:table-cell>
          <table:table-cell table:style-name="ce23" office:value-type="string">
            <text:p>содержит измеренный в неизвестных единицах сдвиг пластин диска относительно оси шпинделя</text:p>
          </table:table-cell>
          <table:table-cell table:style-name="ce23" office:value-type="string">
            <text:p>Влияние на здоровье неизвестно.</text:p>
          </table:table-cell>
        </table:table-row>
        <table:table-row table:style-name="ro5">
          <table:table-cell/>
          <table:table-cell table:style-name="ce23" office:value-type="string">
            <text:p>240 (F0) Head Flying Hours</text:p>
          </table:table-cell>
          <table:table-cell table:style-name="ce23" office:value-type="string">
            <text:p>накапливающий</text:p>
          </table:table-cell>
          <table:table-cell table:style-name="ce23" office:value-type="string">
            <text:p>содержит время, затраченное на позиционирование БМГ. Счётчик может содержать несколько значений в одном поле</text:p>
          </table:table-cell>
          <table:table-cell table:style-name="ce23" office:value-type="string">
            <text:p>Влияние на здоровье неизвестно.</text:p>
          </table:table-cell>
        </table:table-row>
        <table:table-row table:style-name="ro5">
          <table:table-cell/>
          <table:table-cell table:style-name="ce23" office:value-type="string">
            <text:p>254 (FE) Free Fall Event Count</text:p>
          </table:table-cell>
          <table:table-cell table:style-name="ce23" office:value-type="string">
            <text:p>накапливающий</text:p>
          </table:table-cell>
          <table:table-cell table:style-name="ce23" office:value-type="string">
            <text:p>содержит зафиксированное электроникой количество ускорений свободного падения диска, которым он подвергался, т. е., проще говоря, показывает, сколько раз диск падал</text:p>
          </table:table-cell>
          <table:table-cell table:style-name="ce23" office:value-type="string">
            <text:p>Влияние на здоровье неизвестно.</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 1" style:display-name="PageStyle_Sheet 1" style:page-layout-name="pm1">
      <style:header style:display="false"/>
      <style:header-left style:display="false"/>
      <style:footer style:display="false"/>
      <style:footer-left style:display="false"/>
    </style:master-page>
    <style:master-page style:name="PageStyle_5f_SMART_PARAMETERS" style:display-name="PageStyle_SMART_PARAMETERS" style:page-layout-name="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